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true" fo:min-height="0cm" fo:min-width="0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true" fo:min-height="0cm" fo:min-width="0cm" fo:wrap-option="wrap"/>
      <style:paragraph-properties style:writing-mode="lr-tb"/>
    </style:style>
    <style:style style:name="gr3" style:family="graphic" style:parent-style-name="objectwithoutfill">
      <style:graphic-properties draw:marker-end="Arrow" draw:marker-end-width="0.3cm" draw:fill="solid" draw:textarea-vertical-align="middle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true" draw:auto-grow-width="true" fo:min-height="0cm" fo:min-width="0cm" draw:shadow="hidden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true" draw:auto-grow-width="true" fo:min-height="0cm" fo:min-width="0cm"/>
      <style:paragraph-properties style:writing-mode="lr-tb"/>
    </style:style>
    <style:style style:name="gr6" style:family="graphic" style:parent-style-name="objectwithoutfill">
      <style:graphic-properties draw:marker-end="Arrow" draw:marker-end-width="0.3cm" draw:fill="solid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xml:id="id1" draw:id="id1" draw:layer="layout" svg:width="4.041cm" svg:height="0.962cm" svg:x="3.329cm" svg:y="2.219cm">
          <text:p text:style-name="P1">Точка входа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2" draw:id="id2" draw:layer="layout" svg:width="8.4cm" svg:height="2.384cm" svg:x="1.149cm" svg:y="5.458cm">
          <text:p text:style-name="P1">Формирование абсолютных адресов папок с логами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3" draw:id="id3" draw:layer="layout" svg:width="7.652cm" svg:height="2.384cm" svg:x="1.523cm" svg:y="10.716cm">
          <text:p text:style-name="P1">Распределение в </text:p>
          <text:p text:style-name="P1">ф-ю прогона тестов</text:p>
          <text:p text:style-name="P1">И отлавливание ошибок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4" draw:id="id4" draw:layer="layout" svg:width="8.351cm" svg:height="1.673cm" svg:x="1.174cm" svg:y="15.8cm">
          <text:p text:style-name="P1">Ф-я распределения тестов</text:p>
          <text:p text:style-name="P1">И записи рез-тов в лог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2" draw:layer="layout" svg:x1="5.349cm" svg:y1="3.181cm" svg:x2="5.349cm" svg:y2="5.458cm" draw:start-shape="id1" draw:start-glue-point="2" draw:end-shape="id2" draw:end-glue-point="0" svg:d="M5349 3181v2277" svg:viewBox="0 0 1 2278">
          <text:p text:style-name="P1">Адрес корневой папки</text:p>
        </draw:connector>
        <draw:connector draw:style-name="gr3" draw:text-style-name="P2" draw:layer="layout" svg:x1="5.349cm" svg:y1="7.842cm" svg:x2="5.349cm" svg:y2="10.716cm" draw:start-shape="id2" draw:start-glue-point="2" draw:end-shape="id3" draw:end-glue-point="0" svg:d="M5349 7842v2874" svg:viewBox="0 0 1 2875">
          <text:p text:style-name="P1">Список адресов</text:p>
          <text:p text:style-name="P1">Тестируемых папок</text:p>
        </draw:connector>
        <draw:connector draw:style-name="gr3" draw:text-style-name="P2" draw:layer="layout" svg:x1="5.349cm" svg:y1="13.1cm" svg:x2="5.349cm" svg:y2="15.8cm" draw:start-shape="id3" draw:start-glue-point="2" draw:end-shape="id4" svg:d="M5349 13100v2700" svg:viewBox="0 0 1 2701">
          <text:p text:style-name="P1">Адрес тестируемой папки</text:p>
        </draw:connector>
        <draw:custom-shape draw:style-name="gr4" draw:text-style-name="P1" xml:id="id7" draw:id="id7" draw:layer="layout" svg:width="9.273cm" svg:height="0.962cm" svg:x="11.671cm" svg:y="18.138cm">
          <text:p text:style-name="P1">Обработка файла по строкам</text:p>
          <draw:enhanced-geometry svg:viewBox="0 0 21600 21600" draw:mirror-horizontal="false" draw:mirror-vertical="false" draw:extrusion="false" draw:type="rectangle" draw:enhanced-path="M 0 0 L 21600 0 21600 21600 0 21600 0 0 Z N"/>
        </draw:custom-shape>
        <draw:custom-shape draw:style-name="gr5" draw:text-style-name="P1" xml:id="id6" draw:id="id6" draw:layer="layout" svg:width="8.897cm" svg:height="0.962cm" svg:x="11.64cm" svg:y="16.105cm">
          <text:p text:style-name="P1">Совпадение набора файлов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5" draw:text-style-name="P1" xml:id="id5" draw:id="id5" draw:layer="layout" svg:width="7.821cm" svg:height="0.962cm" svg:x="11.64cm" svg:y="14.269cm">
          <text:p text:style-name="P1">Проверка наличия папок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svg:x1="9.525cm" svg:y1="16.636cm" svg:x2="11.64cm" svg:y2="14.75cm" draw:start-shape="id4" draw:start-glue-point="1" draw:end-shape="id5" svg:d="M9525 16636h1057v-1886h1058" svg:viewBox="0 0 2116 1887">
          <text:p/>
        </draw:connector>
        <draw:connector draw:style-name="gr6" draw:text-style-name="P2" draw:layer="layout" svg:x1="9.525cm" svg:y1="16.636cm" svg:x2="11.64cm" svg:y2="16.586cm" draw:start-shape="id4" draw:start-glue-point="1" draw:end-shape="id6" draw:end-glue-point="3" svg:d="M9525 16636h1057v-50h1058" svg:viewBox="0 0 2116 51">
          <text:p/>
        </draw:connector>
        <draw:connector draw:style-name="gr6" draw:text-style-name="P2" draw:layer="measurelines" svg:x1="9.525cm" svg:y1="16.636cm" svg:x2="11.671cm" svg:y2="18.619cm" draw:start-shape="id4" draw:start-glue-point="1" draw:end-shape="id7" draw:end-glue-point="3" svg:d="M9525 16636h1072v1983h1074" svg:viewBox="0 0 2147 1984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31T22:15:54.790225718</meta:creation-date>
    <dc:date>2021-01-31T22:56:19.592995184</dc:date>
    <meta:editing-duration>PT6M53S</meta:editing-duration>
    <meta:editing-cycles>1</meta:editing-cycles>
    <meta:document-statistic meta:object-count="13"/>
    <meta:generator>LibreOffice/6.4.6.2$Linux_X86_64 LibreOffice_project/40$Build-2</meta:generator>
  </office:meta>
</office:document-meta>
</file>